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62100"/>
    </style:style>
    <style:style style:name="P2" style:family="paragraph" style:parent-style-name="Standard">
      <style:text-properties officeooo:paragraph-rsid="001674fb"/>
    </style:style>
    <style:style style:name="T1" style:family="text">
      <style:text-properties officeooo:rsid="001674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(1%) Logistic regression function.</text:p>
      <text:p text:style-name="P2"><text:s text:c="3"/>使用上課所學的方法，將<text:span text:style-name="T1">linear regression中預估的y丟進sigmoid中，output的y均介於0-1之間</text:span></text:p>
      <text:p text:style-name="P1">2. (1%) Describe your another method, and which one is best.</text:p>
      <text:p text:style-name="P2"><text:s text:c="3"/>使用第一次作業的<text:span text:style-name="T1">linear_regression方法，若&gt;0.5則判斷為1，反之為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9T01:27:36.045121566</meta:creation-date>
    <dc:date>2016-10-29T01:31:50.404277224</dc:date>
    <meta:editing-duration>PT4M15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4" meta:word-count="72" meta:character-count="206" meta:non-whitespace-character-count="185"/>
  </office:meta>
</office:document-meta>
</file>